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f3f8" officeooo:paragraph-rsid="0008f3f8"/>
    </style:style>
    <style:style style:name="P2" style:family="paragraph" style:parent-style-name="Standard">
      <style:text-properties style:font-name="Arial" officeooo:rsid="0010919b" officeooo:paragraph-rsid="0010919b"/>
    </style:style>
    <style:style style:name="P3" style:family="paragraph" style:parent-style-name="Standard">
      <style:text-properties style:font-name="Arial" officeooo:rsid="0010919b" officeooo:paragraph-rsid="0010919b"/>
    </style:style>
    <style:style style:name="T1" style:family="text">
      <style:text-properties officeooo:rsid="000a5a08"/>
    </style:style>
    <style:style style:name="T2" style:family="text">
      <style:text-properties officeooo:rsid="000d214a"/>
    </style:style>
    <style:style style:name="T3" style:family="text">
      <style:text-properties officeooo:rsid="001431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man focuses on positive aspects, more persuasive style</text:p>
      <text:p text:style-name="P1"><text:span text:style-name="T2">Olusoga</text:span> <text:span text:style-name="T1">takes cirtical view, more emotional but also refelctie style. More anger</text:span></text:p>
      <text:p text:style-name="P1"/>
      <text:p text:style-name="P1"/>
      <text:p text:style-name="P1"/>
      <text:p text:style-name="P2">Edward Colston Statue, <text:span text:style-name="T3">slave trader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28T11:41:55.621000000</dc:date>
    <meta:editing-duration>PT17M2S</meta:editing-duration>
    <meta:editing-cycles>8</meta:editing-cycles>
    <meta:document-statistic meta:table-count="0" meta:image-count="0" meta:object-count="0" meta:page-count="1" meta:paragraph-count="3" meta:word-count="25" meta:character-count="172" meta:non-whitespace-character-count="150"/>
  </office:meta>
</office:document-meta>
</file>